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 fo:margin-bottom="0in" fo:line-height="100%"/>
      <style:text-properties style:font-name="Times New Roman"/>
    </style:style>
    <style:style style:name="P2" style:parent-style-name="Normalny" style:family="paragraph">
      <style:paragraph-properties fo:margin-bottom="0in" fo:line-height="100%"/>
      <style:text-properties style:font-name="Times New Roman"/>
    </style:style>
    <style:style style:name="P3" style:parent-style-name="Normalny" style:family="paragraph">
      <style:paragraph-properties fo:margin-bottom="0in" fo:line-height="100%"/>
      <style:text-properties style:font-name="Times New Roman"/>
    </style:style>
    <style:style style:name="P4" style:parent-style-name="Normaln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5" style:parent-style-name="Normalny" style:family="paragraph">
      <style:paragraph-properties fo:text-align="center" fo:margin-bottom="0in" fo:line-height="100%"/>
      <style:text-properties style:font-name="Times New Roman"/>
    </style:style>
    <style:style style:name="P6" style:parent-style-name="Normalny" style:family="paragraph">
      <style:paragraph-properties fo:text-align="center" fo:margin-bottom="0in" fo:line-height="100%"/>
      <style:text-properties style:font-name="Times New Roman"/>
    </style:style>
    <style:style style:name="P7" style:parent-style-name="Normalny" style:family="paragraph">
      <style:paragraph-properties fo:margin-bottom="0in" fo:line-height="100%"/>
      <style:text-properties style:font-name="Times New Roman"/>
    </style:style>
    <style:style style:name="P8" style:parent-style-name="Normalny" style:family="paragraph">
      <style:paragraph-properties fo:margin-bottom="0in" fo:line-height="100%"/>
      <style:text-properties style:font-name="Times New Roman"/>
    </style:style>
    <style:style style:name="P9" style:parent-style-name="Normalny" style:family="paragraph">
      <style:paragraph-properties fo:text-align="center"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P10" style:parent-style-name="Normalny" style:family="paragraph">
      <style:paragraph-properties fo:margin-bottom="0in" fo:line-height="100%"/>
      <style:text-properties style:font-name="Times New Roman"/>
    </style:style>
    <style:style style:name="P11" style:parent-style-name="Normalny" style:family="paragraph">
      <style:paragraph-properties fo:text-align="center"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TableColumn13" style:family="table-column">
      <style:table-column-properties style:column-width="3.1986in"/>
    </style:style>
    <style:style style:name="TableColumn14" style:family="table-column">
      <style:table-column-properties style:column-width="3.1986in"/>
    </style:style>
    <style:style style:name="Table12" style:family="table">
      <style:table-properties style:width="6.3972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18" style:parent-style-name="Normalny" style:family="paragraph">
      <style:paragraph-properties fo:margin-bottom="0in" fo:line-height="100%"/>
      <style:text-properties style:font-name="Times New Roman" fo:font-weight="bold" style:font-weight-asian="bold"/>
    </style:style>
    <style:style style:name="P19" style:parent-style-name="Normalny" style:family="paragraph">
      <style:paragraph-properties fo:margin-bottom="0in" fo:line-height="100%"/>
      <style:text-properties style:font-name="Times New Roman"/>
    </style:style>
    <style:style style:name="P20" style:parent-style-name="Normalny" style:family="paragraph">
      <style:paragraph-properties fo:margin-bottom="0in" fo:line-height="100%"/>
      <style:text-properties style:font-name="Times New Roman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ny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26" style:parent-style-name="Normalny" style:family="paragraph">
      <style:paragraph-properties fo:margin-bottom="0in" fo:line-height="100%"/>
      <style:text-properties style:font-name="Times New Roman" fo:font-weight="bold" style:font-weight-asian="bold"/>
    </style:style>
    <style:style style:name="P27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P28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P29" style:parent-style-name="Normalny" style:family="paragraph">
      <style:paragraph-properties fo:margin-bottom="0in" fo:line-height="100%"/>
      <style:text-properties style:font-name="Times New Roman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ny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35" style:parent-style-name="Normalny" style:family="paragraph">
      <style:paragraph-properties fo:margin-bottom="0in" fo:line-height="100%"/>
      <style:text-properties style:font-name="Times New Roman" fo:font-weight="bold" style:font-weight-asian="bold"/>
    </style:style>
    <style:style style:name="P36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P37" style:parent-style-name="Normalny" style:family="paragraph">
      <style:paragraph-properties fo:margin-bottom="0in" fo:line-height="100%"/>
      <style:text-properties style:font-name="Times New Roman"/>
    </style:style>
    <style:style style:name="P38" style:parent-style-name="Normalny" style:family="paragraph">
      <style:paragraph-properties fo:margin-bottom="0in" fo:line-height="100%"/>
      <style:text-properties style:font-name="Times New Roman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41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42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43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44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48" style:parent-style-name="Normalny" style:family="paragraph">
      <style:paragraph-properties fo:margin-bottom="0in" fo:line-height="100%"/>
      <style:text-properties style:font-name="Times New Roman" fo:font-weight="bold" style:font-weight-asian="bold"/>
    </style:style>
    <style:style style:name="P49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P50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53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54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55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56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60" style:parent-style-name="Normalny" style:family="paragraph">
      <style:paragraph-properties fo:margin-bottom="0in" fo:line-height="100%"/>
      <style:text-properties style:font-name="Times New Roman" fo:font-weight="bold" style:font-weight-asian="bold"/>
    </style:style>
    <style:style style:name="P61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P62" style:parent-style-name="Normalny" style:family="paragraph">
      <style:paragraph-properties fo:margin-bottom="0in" fo:line-height="100%"/>
      <style:text-properties style:font-name="Times New Roman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ny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68" style:parent-style-name="Normalny" style:family="paragraph">
      <style:paragraph-properties fo:margin-bottom="0in" fo:line-height="100%"/>
      <style:text-properties style:font-name="Times New Roman" fo:font-weight="bold" style:font-weight-asian="bold"/>
    </style:style>
    <style:style style:name="P69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P70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ny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76" style:parent-style-name="Normalny" style:family="paragraph">
      <style:paragraph-properties fo:margin-bottom="0in" fo:line-height="100%"/>
      <style:text-properties style:font-name="Times New Roman" fo:font-weight="bold" style:font-weight-asian="bold"/>
    </style:style>
    <style:style style:name="P77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P78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ny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84" style:parent-style-name="Normalny" style:family="paragraph">
      <style:paragraph-properties fo:margin-bottom="0in" fo:line-height="100%"/>
      <style:text-properties style:font-name="Times New Roman" fo:font-weight="bold" style:font-weight-asian="bold"/>
    </style:style>
    <style:style style:name="P85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P86" style:parent-style-name="Normalny" style:family="paragraph">
      <style:paragraph-properties fo:margin-bottom="0in" fo:line-height="100%"/>
      <style:text-properties style:font-name="Times New Roman" fo:font-style="italic" style:font-style-asian="italic" fo:font-size="9pt" style:font-size-asian="9pt" style:font-size-complex="9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ny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92" style:parent-style-name="Normalny" style:family="paragraph">
      <style:paragraph-properties fo:margin-bottom="0in" fo:line-height="100%"/>
      <style:text-properties style:font-name="Times New Roman" fo:font-weight="bold" style:font-weight-asian="bold"/>
    </style:style>
    <style:style style:name="P93" style:parent-style-name="Normalny" style:family="paragraph">
      <style:paragraph-properties fo:margin-bottom="0in" fo:line-height="100%"/>
      <style:text-properties style:font-name="Times New Roman" fo:font-weight="bold" style:font-weight-asian="bold"/>
    </style:style>
    <style:style style:name="P94" style:parent-style-name="Normalny" style:family="paragraph">
      <style:paragraph-properties fo:margin-bottom="0in" fo:line-height="100%"/>
    </style:style>
    <style:style style:name="T95" style:parent-style-name="Domyślnaczcionkaakapitu" style:family="text">
      <style:text-properties style:font-name="Times New Roman" fo:font-style="italic" style:font-style-asian="italic" fo:font-size="9pt" style:font-size-asian="9pt" style:font-size-complex="9pt"/>
    </style:style>
    <style:style style:name="T96" style:parent-style-name="Domyślnaczcionkaakapitu" style:family="text">
      <style:text-properties style:font-name="Times New Roman" fo:font-style="italic" style:font-style-asian="italic" fo:font-size="9pt" style:font-size-asian="9pt" style:font-size-complex="9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ny" style:family="paragraph">
      <style:paragraph-properties fo:margin-bottom="0in" fo:line-height="100%"/>
      <style:text-properties style:font-name="Times New Roman" fo:font-size="10pt" style:font-size-asian="10pt" style:font-size-complex="10pt"/>
    </style:style>
    <style:style style:name="P99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100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101" style:parent-style-name="Normalny" style:family="paragraph">
      <style:paragraph-properties fo:margin-bottom="0in" fo:line-height="100%"/>
      <style:text-properties style:font-name="Times New Roman" fo:font-size="9pt" style:font-size-asian="9pt" style:font-size-complex="9pt"/>
    </style:style>
    <style:style style:name="P102" style:parent-style-name="Normalny" style:family="paragraph">
      <style:paragraph-properties fo:margin-bottom="0in" fo:line-height="100%"/>
      <style:text-properties style:font-name="Times New Roman" fo:font-weight="bold" style:font-weight-asian="bold" fo:font-size="10pt" style:font-size-asian="10pt" style:font-size-complex="10pt"/>
    </style:style>
    <style:style style:name="P103" style:parent-style-name="Normalny" style:family="paragraph">
      <style:paragraph-properties fo:margin-bottom="0in" fo:line-height="100%"/>
      <style:text-properties style:font-name="Times New Roman" fo:font-weight="bold" style:font-weight-asian="bold" fo:font-size="10pt" style:font-size-asian="10pt" style:font-size-complex="10pt"/>
    </style:style>
    <style:style style:name="P104" style:parent-style-name="Normalny" style:family="paragraph">
      <style:paragraph-properties fo:margin-bottom="0in" fo:line-height="100%"/>
    </style:style>
    <style:style style:name="T105" style:parent-style-name="Domyślnaczcionkaakapitu" style:family="text">
      <style:text-properties style:font-name="Times New Roman" fo:font-weight="bold" style:font-weight-asian="bold" fo:font-size="10pt" style:font-size-asian="10pt" style:font-size-complex="10pt"/>
    </style:style>
    <style:style style:name="T106" style:parent-style-name="Domyślnaczcionkaakapitu" style:family="text">
      <style:text-properties style:font-name="Times New Roman"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>POLITECHNIKA WARSZAWSKA<text:tab/><text:tab/><text:tab/><text:tab/>Warszawa, dnia…………………</text:p>
      <text:p text:style-name="P2">Dział Ewidencji Studentów – Sekretariat Szkoły</text:p>
      <text:p text:style-name="P3">Gmach Główny<text:s/>pok. 114</text:p>
      <text:p text:style-name="P4">KARTA OBIEGOWA</text:p>
      <text:p text:style-name="P5">Byłego<text:s/>studenta/absolwenta</text:p>
      <text:p text:style-name="P6"/>
      <text:p text:style-name="P7">Numer<text:s/>a<text:bookmark-start text:name="_GoBack"/><text:bookmark-end text:name="_GoBack"/>lbumu…………………… …... Wydział…………………………………………………….</text:p>
      <text:p text:style-name="P8">Pan/Pani…………………………………………………………………………………………………</text:p>
      <text:p text:style-name="P9">/imiona i nazwisko oraz data i miejsce urodzenia zgodnie z<text:s/>aktem<text:s/>urodzenia i dowodem osobistym/</text:p>
      <text:p text:style-name="P10">Zamieszkała(y)………………………………………………………………………………………….</text:p>
      <text:p text:style-name="P11">/aktualny adres do korespondencji z numerem kodu pocztowego/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1.</text:p>
            <text:p text:style-name="P18">Dziekanat</text:p>
            <text:p text:style-name="P19"/>
            <text:p text:style-name="P20"/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2.</text:p>
            <text:p text:style-name="P26">Instytut Dyplomujący</text:p>
            <text:p text:style-name="P27"><text:s text:c="2"/>podpis promotora<text:s/></text:p>
            <text:p text:style-name="P28">(dot. tylko absolwentów)</text:p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3.</text:p>
            <text:p text:style-name="P35">Administracja Domu Studenckiego</text:p>
            <text:p text:style-name="P36">Dziekanat <text:s/>stwierdza<text:s/>niekorzystanie z<text:s/>D.S-u.</text:p>
            <text:p text:style-name="P37"/>
            <text:p text:style-name="P38"/>
          </table:table-cell>
          <table:table-cell table:style-name="TableCell39">
            <text:p text:style-name="P40"/>
            <text:p text:style-name="P41"/>
            <text:p text:style-name="P42"/>
            <text:p text:style-name="P43"/>
            <text:p text:style-name="P44">Nie dotyczy studiów<text:s/>niestacjonarnych</text:p>
          </table:table-cell>
        </table:table-row>
        <table:table-row table:style-name="TableRow45">
          <table:table-cell table:style-name="TableCell46">
            <text:p text:style-name="P47">4.</text:p>
            <text:p text:style-name="P48">Dział Gospodarczy</text:p>
            <text:p text:style-name="P49">(pok. 133 GF)</text:p>
            <text:p text:style-name="P50"/>
          </table:table-cell>
          <table:table-cell table:style-name="TableCell51">
            <text:p text:style-name="P52"/>
            <text:p text:style-name="P53"/>
            <text:p text:style-name="P54"/>
            <text:p text:style-name="P55"/>
            <text:p text:style-name="P56">Nie dotyczy studiów<text:s/>niestacjonarnych</text:p>
          </table:table-cell>
        </table:table-row>
        <table:table-row table:style-name="TableRow57">
          <table:table-cell table:style-name="TableCell58">
            <text:p text:style-name="P59">5.</text:p>
            <text:p text:style-name="P60">Biblioteka Wydziałowa</text:p>
            <text:p text:style-name="P61">(pok. 227 GF)</text:p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6.</text:p>
            <text:p text:style-name="P68">Biblioteka Główna</text:p>
            <text:p text:style-name="P69">(Gmach Główny, pok. 71-<text:s/>po uzyskaniu potwierdzenia z <text:s/>Biblioteki Wydziałowej)</text:p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7.</text:p>
            <text:p text:style-name="P76">Programy Międzynarodowe<text:s/>-<text:s/>dr S. Ertman</text:p>
            <text:p text:style-name="P77">(pok. 8 lub 301<text:s/>GF-<text:s/>nie<text:s/>dotyczy studentów skreślonych po 1roku studiów 1-go stopnia)</text:p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8.</text:p>
            <text:p text:style-name="P84">Księgowość Wydziału Fizyki</text:p>
            <text:p text:style-name="P85">(pok. 134<text:s/>GF<text:s/>-<text:s/>nie<text:s/>dotyczy studentów skreślonych po 1roku studiów 1-go stopnia)</text:p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9.</text:p>
            <text:p text:style-name="P92">Projekt Fizyka Medyczna -</text:p>
            <text:p text:style-name="P93">prof. dr hab. J.<text:s/>Żebrowski</text:p>
            <text:p text:style-name="P94"><text:span text:style-name="T95">(pok. 6 GF</text:span><text:span text:style-name="T96"><text:s/>– dot. tylko absolwentów specjalności FM)</text:span></text:p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P100">DYPLOMY, ŚWIADECTWA DOJRZAŁOŚCI I ZAŚWIADCZENIA WYDAWANE SĄ WYŁĄCZNIE ZA OKAZANIEM DOWODU OSOBISTEGO LUB PASZPORTU, PO ZŁOŻENIU WYPEŁNIONEJ KARTY OBIEGOWEJ I LEGITYMACJI STUDENCKIEJ.</text:p>
      <text:p text:style-name="P101"/>
      <text:p text:style-name="P102">Dział Ewidencji Studentów – Sekretariat Szkoły, pok.114 Gmach Główny</text:p>
      <text:p text:style-name="P103">Czynny: Poniedziałki, Czwartki<text:tab/>9:00-15:30</text:p>
      <text:p text:style-name="P104"><text:span text:style-name="T105"><text:s text:c="14"/>Wtorki, Środy, Piątki</text:span><text:span text:style-name="T106"><text:tab/>9:00-13:0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text-properties style:font-name="Times New Roman" fo:font-size="1pt" style:font-size-asian="1pt" fo:hyphenate="false"/>
    </style:style>
    <style:style style:name="TekstdymkaZnak" style:display-name="Tekst dymka Znak" style:family="text">
      <style:text-properties style:font-name="Times New Roman" fo:font-size="1pt" style:font-size-asian="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uplement</meta:initial-creator>
    <dc:creator>K. Petelczyc</dc:creator>
    <meta:creation-date>2013-06-03T16:54:00Z</meta:creation-date>
    <dc:date>2013-06-03T16:54:00Z</dc:date>
    <meta:print-date>2013-05-29T11:39:00Z</meta:print-date>
    <meta:template xlink:href="Normal.dotm" xlink:type="simple"/>
    <meta:editing-cycles>2</meta:editing-cycles>
    <meta:editing-duration>PT1200S</meta:editing-duration>
    <meta:document-statistic meta:page-count="1" meta:paragraph-count="3" meta:word-count="228" meta:character-count="1598" meta:row-count="11" meta:non-whitespace-character-count="1373"/>
  </office:meta>
</office:document-meta>
</file>